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8.21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9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21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2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3;0))" office:value-type="string" office:string-value="Week 8">
            <text:p>Week 8</text:p>
          </table:table-cell>
          <table:table-cell table:style-name="ce5" table:formula="of:=CONCATENATE(&quot;Week &quot;;TEXT(COLUMN()-3;0))" office:value-type="string" office:string-value="Week 9">
            <text:p>Week 9</text:p>
          </table:table-cell>
          <table:table-cell table:style-name="ce5" table:formula="of:=CONCATENATE(&quot;Week &quot;;TEXT(COLUMN()-3;0))" office:value-type="string" office:string-value="Week 10">
            <text:p>Week 10</text:p>
          </table:table-cell>
          <table:table-cell table:style-name="ce5" table:formula="of:=CONCATENATE(&quot;Week &quot;;TEXT(COLUMN()-3;0))" office:value-type="string" office:string-value="Week 11">
            <text:p>Week 11</text:p>
          </table:table-cell>
          <table:table-cell table:style-name="ce5" table:formula="of:=CONCATENATE(&quot;Week &quot;;TEXT(COLUMN()-3;0))" office:value-type="string" office:string-value="Week 12">
            <text:p>Week 12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formula="of:=[Steven_Bastiaens.C89]" office:value-type="float" office:value="13.1">
            <text:p>13,1</text:p>
          </table:table-cell>
          <table:table-cell table:formula="of:=[Steven_Bastiaens.C95]" office:value-type="float" office:value="2.5">
            <text:p>2,5</text:p>
          </table:table-cell>
          <table:table-cell table:formula="of:=[Steven_Bastiaens.C102]" office:value-type="float" office:value="9.7">
            <text:p>9,7</text:p>
          </table:table-cell>
          <table:table-cell table:formula="of:=[Steven_Bastiaens.C116]" office:value-type="float" office:value="22.15">
            <text:p>22,15</text:p>
          </table:table-cell>
          <table:table-cell table:formula="of:=[Steven_Bastiaens.C130]" office:value-type="float" office:value="6">
            <text:p>6</text:p>
          </table:table-cell>
          <table:table-cell table:formula="of:=[Steven_Bastiaens.C144]" office:value-type="float" office:value="7.5">
            <text:p>7,5</text:p>
          </table:table-cell>
          <table:table-cell table:number-columns-repeated="2"/>
          <table:table-cell table:style-name="ce8" table:formula="of:=SUM([.B2:.O2])" office:value-type="float" office:value="146.4">
            <text:p>146,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formula="of:=[Benjamin_Cousaert.C109]" office:value-type="float" office:value="23">
            <text:p>23</text:p>
          </table:table-cell>
          <table:table-cell table:formula="of:=[Benjamin_Cousaert.C114]" office:value-type="float" office:value="0.5">
            <text:p>0,5</text:p>
          </table:table-cell>
          <table:table-cell table:formula="of:=[Benjamin_Cousaert.C121]" office:value-type="float" office:value="3">
            <text:p>3</text:p>
          </table:table-cell>
          <table:table-cell table:formula="of:=[Benjamin_Cousaert.C128]" office:value-type="float" office:value="4.5">
            <text:p>4,5</text:p>
          </table:table-cell>
          <table:table-cell table:formula="of:=[Benjamin_Cousaert.C134]" office:value-type="float" office:value="0">
            <text:p>0</text:p>
          </table:table-cell>
          <table:table-cell table:formula="of:=[Benjamin_Cousaert.C148]" office:value-type="float" office:value="13.75">
            <text:p>13,75</text:p>
          </table:table-cell>
          <table:table-cell table:number-columns-repeated="2"/>
          <table:table-cell table:style-name="ce8" table:formula="of:=SUM([.B3:.O3])" office:value-type="float" office:value="131.75">
            <text:p>131,7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formula="of:=[Nils_Mak.C108]" office:value-type="float" office:value="9.55">
            <text:p>9,55</text:p>
          </table:table-cell>
          <table:table-cell table:formula="of:=[Nils_Mak.C115]" office:value-type="float" office:value="9.3">
            <text:p>9,3</text:p>
          </table:table-cell>
          <table:table-cell table:formula="of:=[Nils_Mak.C122]" office:value-type="float" office:value="6.25">
            <text:p>6,25</text:p>
          </table:table-cell>
          <table:table-cell table:formula="of:=[Nils_Mak.C146]" office:value-type="float" office:value="27.85">
            <text:p>27,85</text:p>
          </table:table-cell>
          <table:table-cell table:formula="of:=[Nils_Mak.C160]" office:value-type="float" office:value="5.5">
            <text:p>5,5</text:p>
          </table:table-cell>
          <table:table-cell table:formula="of:=[Nils_Mak.C174]" office:value-type="float" office:value="8.95">
            <text:p>8,95</text:p>
          </table:table-cell>
          <table:table-cell table:number-columns-repeated="2"/>
          <table:table-cell table:style-name="ce8" table:formula="of:=SUM([.B4:.O4])" office:value-type="float" office:value="154.05">
            <text:p>154,0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formula="of:=[Niko_Strijbol.C104]" office:value-type="float" office:value="11.25">
            <text:p>11,25</text:p>
          </table:table-cell>
          <table:table-cell table:formula="of:=[Niko_Strijbol.C110]" office:value-type="float" office:value="2.5">
            <text:p>2,5</text:p>
          </table:table-cell>
          <table:table-cell table:formula="of:=[Niko_Strijbol.C120]" office:value-type="float" office:value="7.25">
            <text:p>7,25</text:p>
          </table:table-cell>
          <table:table-cell table:formula="of:=[Niko_Strijbol.C134]" office:value-type="float" office:value="22.5">
            <text:p>22,5</text:p>
          </table:table-cell>
          <table:table-cell table:formula="of:=[Niko_Strijbol.C148]" office:value-type="float" office:value="3">
            <text:p>3</text:p>
          </table:table-cell>
          <table:table-cell table:formula="of:=[Niko_Strijbol.C162]" office:value-type="float" office:value="9.5">
            <text:p>9,5</text:p>
          </table:table-cell>
          <table:table-cell table:number-columns-repeated="2"/>
          <table:table-cell table:style-name="ce8" table:formula="of:=SUM([.B5:.O5])" office:value-type="float" office:value="151.63">
            <text:p>151,6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25">
            <text:p>9,25</text:p>
          </table:table-cell>
          <table:table-cell table:formula="of:=[Domien_Van_Steendam.C88]" office:value-type="float" office:value="10.25">
            <text:p>10,25</text:p>
          </table:table-cell>
          <table:table-cell table:formula="of:=[Domien_Van_Steendam.C98]" office:value-type="float" office:value="1.5">
            <text:p>1,5</text:p>
          </table:table-cell>
          <table:table-cell table:formula="of:=[Domien_Van_Steendam.C108]" office:value-type="float" office:value="7.5">
            <text:p>7,5</text:p>
          </table:table-cell>
          <table:table-cell table:formula="of:=[Domien_Van_Steendam.C121]" office:value-type="float" office:value="22.75">
            <text:p>22,75</text:p>
          </table:table-cell>
          <table:table-cell table:formula="of:=[Domien_Van_Steendam.C129]" office:value-type="float" office:value="5.25">
            <text:p>5,25</text:p>
          </table:table-cell>
          <table:table-cell table:formula="of:=[Domien_Van_Steendam.C143]" office:value-type="float" office:value="16.25">
            <text:p>16,25</text:p>
          </table:table-cell>
          <table:table-cell table:number-columns-repeated="2"/>
          <table:table-cell table:style-name="ce8" table:formula="of:=SUM([.B6:.O6])" office:value-type="float" office:value="144.25">
            <text:p>144,2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formula="of:=[Karel_VandenBussche.C95]" office:value-type="float" office:value="7">
            <text:p>7</text:p>
          </table:table-cell>
          <table:table-cell table:formula="of:=[Karel_VandenBussche.C102]" office:value-type="float" office:value="10">
            <text:p>10</text:p>
          </table:table-cell>
          <table:table-cell table:formula="of:=[Karel_VandenBussche.C110]" office:value-type="float" office:value="11">
            <text:p>11</text:p>
          </table:table-cell>
          <table:table-cell table:formula="of:=[Karel_VandenBussche.C126]" office:value-type="float" office:value="13.15">
            <text:p>13,15</text:p>
          </table:table-cell>
          <table:table-cell table:formula="of:=[Karel_VandenBussche.C140]" office:value-type="float" office:value="7">
            <text:p>7</text:p>
          </table:table-cell>
          <table:table-cell table:formula="of:=[Karel_VandenBussche.C154]" office:value-type="float" office:value="12.25">
            <text:p>12,25</text:p>
          </table:table-cell>
          <table:table-cell table:number-columns-repeated="2"/>
          <table:table-cell table:style-name="ce8" table:formula="of:=SUM([.B7:.O7])" office:value-type="float" office:value="130.9">
            <text:p>130,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formula="of:=[David_Vandorpe.C103]" office:value-type="float" office:value="14.5">
            <text:p>14,5</text:p>
          </table:table-cell>
          <table:table-cell table:formula="of:=[David_Vandorpe.C118]" office:value-type="float" office:value="10.45">
            <text:p>10,45</text:p>
          </table:table-cell>
          <table:table-cell table:formula="of:=[David_Vandorpe.C125]" office:value-type="float" office:value="4.25">
            <text:p>4,25</text:p>
          </table:table-cell>
          <table:table-cell table:formula="of:=[David_Vandorpe.C138]" office:value-type="float" office:value="17.7">
            <text:p>17,7</text:p>
          </table:table-cell>
          <table:table-cell table:formula="of:=[David_Vandorpe.C152]" office:value-type="float" office:value="11.25">
            <text:p>11,25</text:p>
          </table:table-cell>
          <table:table-cell table:formula="of:=[David_Vandorpe.C160]" office:value-type="float" office:value="16.75">
            <text:p>16,75</text:p>
          </table:table-cell>
          <table:table-cell table:number-columns-repeated="2"/>
          <table:table-cell table:style-name="ce8" table:formula="of:=SUM([.B8:.O8])" office:value-type="float" office:value="141.85">
            <text:p>141,8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.75">
            <text:p>49,75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151.85">
            <text:p>151,85</text:p>
          </table:table-cell>
          <table:table-cell table:style-name="ce7" table:formula="of:=SUM([.F2:.F8])" office:value-type="float" office:value="112.6">
            <text:p>112,6</text:p>
          </table:table-cell>
          <table:table-cell table:style-name="ce7" table:formula="of:=SUM([.G2:.G8])" office:value-type="float" office:value="93.5">
            <text:p>93,5</text:p>
          </table:table-cell>
          <table:table-cell table:style-name="ce7" table:formula="of:=SUM([.H2:.H8])" office:value-type="float" office:value="88.65">
            <text:p>88,65</text:p>
          </table:table-cell>
          <table:table-cell table:style-name="ce7" table:formula="of:=SUM([.I2:.I8])" office:value-type="float" office:value="36.75">
            <text:p>36,75</text:p>
          </table:table-cell>
          <table:table-cell table:style-name="ce7" table:formula="of:=SUM([.J2:.J8])" office:value-type="float" office:value="48.95">
            <text:p>48,95</text:p>
          </table:table-cell>
          <table:table-cell table:style-name="ce7" table:formula="of:=SUM([.K2:.K8])" office:value-type="float" office:value="130.6">
            <text:p>130,6</text:p>
          </table:table-cell>
          <table:table-cell table:style-name="ce7" table:formula="of:=SUM([.L2:.L8])" office:value-type="float" office:value="38">
            <text:p>38</text:p>
          </table:table-cell>
          <table:table-cell table:style-name="ce7" table:formula="of:=SUM([.M2:.M8])" office:value-type="float" office:value="84.95">
            <text:p>84,95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formula="of:=SUM([.P2:.P8])" office:value-type="float" office:value="1000.83">
            <text:p>1000,83</text:p>
          </table:table-cell>
          <table:table-cell table:number-columns-repeated="100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0.6">
            <text:p>0,6</text:p>
          </table:table-cell>
          <table:table-cell table:style-name="ce18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0.4">
            <text:p>0,4</text:p>
          </table:table-cell>
          <table:table-cell table:style-name="ce18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9.5">
            <text:p>9,5</text:p>
          </table:table-cell>
          <table:table-cell table:style-name="ce17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modellen / schema in backend voor waarbor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verslag, api schema, last updated by, pull req, db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 review, domeinmodellen, mappings, dao 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.9">
            <text:p>1,9</text:p>
          </table:table-cell>
          <table:table-cell table:style-name="ce17" office:value-type="string">
            <text:p>waarborg, fixen mappers,controllers, modellen,datab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ssues, 283, begin 279, 281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9:.C88])" office:value-type="float" office:value="13.1">
            <text:p>13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ssue 279 + merge vs persist, en performantie testen van issue 279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3:.C94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16" office:value-type="date" office:date-value="2017-04-15">
            <text:p>15/04/17</text:p>
          </table:table-cell>
          <table:table-cell table:style-name="ce19" office:value-type="float" office:value="4.2">
            <text:p>4,2</text:p>
          </table:table-cell>
          <table:table-cell table:style-name="ce19" office:value-type="string">
            <text:p>factuur controller, besprekingen, pull req rev, probleemen api eigen domeinmodel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verder factuur (invo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2.5">
            <text:p>2,5</text:p>
          </table:table-cell>
          <table:table-cell table:style-name="ce19" office:value-type="string">
            <text:p>verder invoice, default data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9.7">
            <text:p>9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0.15">
            <text:p>0,15</text:p>
          </table:table-cell>
          <table:table-cell table:style-name="ce17" office:value-type="string">
            <text:p>review pull req sub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active invoice, etc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verder beginselen active, fleet periodes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s fixen, nog een schemasql probl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test fixes trigger, updated domeinmodel, enzo ('meeting/ werk samen met Domien en david'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en factuur berekeningen, dubuggen,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ax,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dao testen proberen fixen met hsqldb, archiveren beetje verder, vannales en nog wat (samen met niko e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a deadline, testen van facturen met auth, small fixes, ppt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15])" office:value-type="float" office:value="22.15">
            <text:p>22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7" office:value-type="string">
            <text:p>27-28/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test databank hsqldb, bug dubuggen, pr re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testens: postgres db + errors fixen, merge conflicten, archive voort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0:.C129])" office:value-type="float" office:value="6">
            <text:p>6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rchive and issue 35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search audit/ lo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earch audit/ log . 2 (andere mogenlijkheden dan #387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llerlei: verslag, issues, testen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llerlei: verslag, issues, testen,.. con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4:.C143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iew code, fix issues, #24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lit components, fix several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ore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ing bugs, writing redirect_to function, query parame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Redu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uthenticatio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igher orders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Routes for authentication and wrapp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ry switching langu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fresh toke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8])" office:value-type="float" office:value="23">
            <text:p>2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nish authentication branch front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3:.C113])" office:value-type="float" office:value="0.5">
            <text:p>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view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slin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18n switche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8:.C120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Language switch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Review PR Nils and fix Fleets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P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7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2:.C13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2">
            <text:p>02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2">
            <text:p>02/05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Formatting and refacto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testen bekijken en mapperteste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rontend testing mogelijkheden bekijken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8:.C147])" office:value-type="float" office:value="13.75">
            <text:p>13,75</text:p>
          </table:table-cell>
          <table:table-cell table:style-name="ce6"/>
          <table:table-cell table:number-columns-repeated="1020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uplicate code fix, typeahead rendering before getting data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4.25">
            <text:p>4,25</text:p>
          </table:table-cell>
          <table:table-cell table:style-name="ce17" office:value-type="string">
            <text:p>converting components, fixing bugs, resolving merge conflicts, testing ap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fix #23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vehicle 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type interfa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obile menu start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9.55">
            <text:p>9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plitsed vehicles, started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5">
            <text:p>05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3.3">
            <text:p>3,3</text:p>
          </table:table-cell>
          <table:table-cell table:style-name="ce17" office:value-type="string">
            <text:p>fixing bugs in contract router, view, &amp; adding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14])" office:value-type="float" office:value="9.3">
            <text:p>9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ed routing contracts, edit contract, contract for companies, fleets &amp; vehicle seperated func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fixing frontend bugs with Kar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obile sidebar hamburger menu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9:.C121])" office:value-type="float" office:value="6.25">
            <text:p>6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ebugging authorization branch + implementing function overview in Edit&amp;Add Us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reating a control component for editting roles and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reateRoleForm and changing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.75">
            <text:p>2,75</text:p>
          </table:table-cell>
          <table:table-cell table:style-name="ce17" office:value-type="string">
            <text:p>Add function, changing PermissionControl, adding new permission overview 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new table with action colum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Creating EditRo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Debugging auth branch, changing mobile menu logic to 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7">
            <text:p>0,7</text:p>
          </table:table-cell>
          <table:table-cell table:style-name="ce17" office:value-type="string">
            <text:p>Changed ContractForm types to a FormChoic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dded notification that passw doesn't need to get changed in UserEdit.ts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Invoice Actions to Fleet &amp; adding Invoice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voice component + download pdf ac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solve merge conflicts from merging all frontend branches + testing for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Debugging with David &amp;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role errors and debugg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companies adding type to addCompan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45">
            <text:p>0,45</text:p>
          </table:table-cell>
          <table:table-cell table:style-name="ce17" office:value-type="string">
            <text:p>added confirmation to delete buttons and changed their names to Archiv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xed company type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ing dem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last bugs for presentation (invoices,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ilestone 2: presentatio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6:.C145])" office:value-type="float" office:value="27.85">
            <text:p>27,8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pdf download &amp; trying to fix user function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Company typeahead inputfi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ssign function fix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8">
            <text:p>28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nding a fix for the backend to compile the frontend without erro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ding data to db, and testing webapp on different brows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ing T translations in code and filled NL translation file, fixed translate button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0:.C159])" office:value-type="float" office:value="5.5">
            <text:p>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x issue 37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ype-a-head fix contracts &amp; test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changed inputfields to typeaheads, made it possible to add a function to multiple compan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2">
            <text:p>0,2</text:p>
          </table:table-cell>
          <table:table-cell table:style-name="ce17" office:value-type="string">
            <text:p>Delete function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ownload greencar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debugging greencard, fixing year type error, changing fleets to typeahead, communication clien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4:.C173])" office:value-type="float" office:value="8.95">
            <text:p>8,95</text:p>
          </table:table-cell>
          <table:table-cell table:style-name="ce6"/>
          <table:table-cell table:number-columns-repeated="1020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33">
            <text:p>1,33</text:p>
          </table:table-cell>
          <table:table-cell table:style-name="ce21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25">
            <text:p>2,25</text:p>
          </table:table-cell>
          <table:table-cell table:style-name="ce17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 &amp;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Nalezen API, experimenteren auth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discu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Nog meer 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pull request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API/backend issues/p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iew auth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Update API doc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8:.C109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ermission proposal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2">
            <text:p>1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-gerelateerd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pdate API-doc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Review and improve PR'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19])" office:value-type="float" office:value="7.25">
            <text:p>7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Werken aan de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ack-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reateRoleForm and changing permissions to reflect the API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Add function, changing PermissionControl, adding new table for permissions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delete function &amp; button, changing table layout for roles &amp;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+ reviewen back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Vanalles en nog wa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Vanalles en nog wat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7" office:value-type="float" office:value="7.5">
            <text:p>7,5</text:p>
          </table:table-cell>
          <table:table-cell table:style-name="ce17" office:value-type="string">
            <text:p>Invoices enzo + een beetje voor de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4:.C133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6">
            <text:p>26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API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as suggesties PR backend en api toe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Slack, PR review, API discussie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8:.C147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3">
            <text:p>03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Style login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Errors in API toevoegen + Andere API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Errors in backend, review minor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Hibernate Envers, uitproberen of dat het werkt (voor de log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review, fix an issue, some more logs researc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07-05-06">
            <text:p>06/05/0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-review + update documentation + make PR for type filt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ry to understand frontend routing and give 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Change backend paths reflecting API chan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discussions + other stuf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2:.C161])" office:value-type="float" office:value="9.5">
            <text:p>9,5</text:p>
          </table:table-cell>
          <table:table-cell table:style-name="ce6"/>
          <table:table-cell table:number-columns-repeated="102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2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25">
            <text:p>9,2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6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Pull requests reviewen, issues onderhoud github, herbundelen timesheets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#225 pr review, opzoekwerk servicela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Issues 262,265, overleggen op Slack en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ices, controllers, po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ervices, controllers, testen &amp; debuggen, timesheets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actMapper, pr reviews, backend test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10.25">
            <text:p>10,25</text:p>
          </table:table-cell>
          <table:table-cell table:style-name="ce6" office:value-type="string">
            <text:p>In weekend op Skirei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lack &amp; github activiteit in de gaten houden, bundelen timesheets week 7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0.12">
            <text:p>0,12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0.13">
            <text:p>0,13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12">
            <text:p>0,12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0.13">
            <text:p>0,13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8">
            <text:p>08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eer review, Slack &amp; github activiteit in de gaten houd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2:.C97])" office:value-type="float" office:value="1.5">
            <text:p>1,5</text:p>
          </table:table-cell>
          <table:table-cell table:style-name="ce6" office:value-type="string">
            <text:p>Hele week op skireis. De andere teamleden waren hiervan op de hoogte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 pasen 1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Fronten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Facturen en overschreven kosten migration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2.75">
            <text:p>2,75</text:p>
          </table:table-cell>
          <table:table-cell table:style-name="ce17" office:value-type="string">
            <text:p>Facturen en overschreven kosten afwerken (pr 298), fixes (pr 297), api veranderingen doorvo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Issues fixes, peer reviews, taxes, backend globaal testen, migration fix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2:.C107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307 met testen, invoice pdf : bugfix ivm url extensies &amp; pdf zel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timesheets bundelen pasen 2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df testen, facturen genereren en testen, migrations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Facturen, bugfixes samen met Steven en David (13-18u30u, 30m pauz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acturen &amp;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actureren bugfixes: verkeerde bedragen, onopgeslagen facturen, oneindige lu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acturen pull request afronden, commentaren doorvoeren, auth in combinatie met facturen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Verscheidene bugs fixen, facturen pdf updaten, project controleren, presentatie voorbe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nal touches backend, presentatie voorbereiding, presentatie zelf, pdf toegevoegd voor current invoic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20])" office:value-type="float" office:value="22.75">
            <text:p>22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8 + controle, werkverdeling mbv issues, PR niko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8">
            <text:p>28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Issue 355, werkverdeling issu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ugfixes, pull 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en, frontend proberen runnen, issues bekijken, verdelen en fixen, kleine slack bespreking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8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1">
            <text:p>01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9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3">
            <text:p>03/05/17</text:p>
          </table:table-cell>
          <table:table-cell table:style-name="ce17" office:value-type="float" office:value="2.25">
            <text:p>2,25</text:p>
          </table:table-cell>
          <table:table-cell table:style-name="ce17" office:value-type="string">
            <text:p>Bugfix vehicles toevoegen, opzoekwerk validations en annotations, verbeteringen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oorbereiding meeting en meeting zel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Bugfixes en mijn pull reques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2.75">
            <text:p>2,75</text:p>
          </table:table-cell>
          <table:table-cell table:style-name="ce17" office:value-type="string">
            <text:p>importeren csv files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Groene kaarten en csv bestanden impor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Groene kaarten layout en bugfix, evaluatie van [werk, pull requests, issues], planning &amp; werkverdeling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3:.C142])" office:value-type="float" office:value="16.25">
            <text:p>16,25</text:p>
          </table:table-cell>
          <table:table-cell table:style-name="ce6"/>
          <table:table-cell table:number-columns-repeated="1020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4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4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4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7" office:value-type="float" office:value="0.5">
            <text:p>0,5</text:p>
          </table:table-cell>
          <table:table-cell table:style-name="ce24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7" office:value-type="float" office:value="1">
            <text:p>1</text:p>
          </table:table-cell>
          <table:table-cell table:style-name="ce24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24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12">
            <text:p>12/03/17</text:p>
          </table:table-cell>
          <table:table-cell table:style-name="ce17" office:value-type="float" office:value="5">
            <text:p>5</text:p>
          </table:table-cell>
          <table:table-cell table:style-name="ce24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onarqube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erge + minor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migratio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scrip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gration script in python om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etting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10">
            <text:p>1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jest util tests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Contracts debug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meer problemen oplossen (noce,...) =&gt; pruts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Zoeken naar bug van contracts in back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09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agination based on amount of p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fractor contracts fetc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nit tests filter &amp; pagedresul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Errormessages npm fixe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eedscript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ttings bij fleet bij creatie en edit (edit niet gelukt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0.15">
            <text:p>0,15</text:p>
          </table:table-cell>
          <table:table-cell table:style-name="ce17" office:value-type="string">
            <text:p>State error er uit ha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Contractfetch oplossen vehicl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leet fix + fleetsettin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es voor de deadline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en &amp; fixen na de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ilestone2: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25])" office:value-type="float" office:value="13.15">
            <text:p>13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roberen authentication/authorization testconfig te laten 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tests schrijven (rest,jest)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0:.C139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mplates+refrac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tateless components jest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Meer frontend tests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4:.C153])" office:value-type="float" office:value="12.25">
            <text:p>12,25</text:p>
          </table:table-cell>
          <table:table-cell table:style-name="ce6"/>
          <table:table-cell table:number-columns-repeated="102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5">
            <text:p>25/02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1">
            <text:p>0,1</text:p>
          </table:table-cell>
          <table:table-cell table:style-name="ce18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4" office:value-type="float" office:value="3">
            <text:p>3</text:p>
          </table:table-cell>
          <table:table-cell table:style-name="ce25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2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">
            <text:p>0,7</text:p>
          </table:table-cell>
          <table:table-cell table:style-name="ce17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rge conflicts master-&gt;json_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COR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failed automaticly triggered deploy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 to JSON 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factor part I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se builders to build token response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ocumenteren methodes en klass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rnaire relatie gebruiker-bedrijf-rol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ermissies uit db in JWT inlad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parsing authorities van JWT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documentatie Spring authorizatie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gin PermissionEvaluator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102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Github review commentaar fix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domeinlaag voor "functies"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, reviewen en debuggen seed 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REST routes voor functies +services+mappers+...</text:p>
          </table:table-cell>
          <table:table-cell table:number-columns-repeated="1020"/>
        </table:table-row>
        <table:table-row table:style-name="ro6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ocumentatie functies + zoeken fixen documentatie met enkel "author" in over gehe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egin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inden bug waarbij elke request geredirect werd naar inde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r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buggen hibernate prox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45">
            <text:p>0,45</text:p>
          </table:table-cell>
          <table:table-cell table:style-name="ce17" office:value-type="string">
            <text:p>Jacoco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7:.C117])" office:value-type="float" office:value="10.45">
            <text:p>10,4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ermission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NoOpPassword encoder en testen+ fixen function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uthorisatie in controller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2:.C124])" office:value-type="float" office:value="4.25">
            <text:p>4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spreking milestone2 met begeleid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2">
            <text:p>0,2</text:p>
          </table:table-cell>
          <table:table-cell table:style-name="ce17" office:value-type="string">
            <text:p>Deployen van fixes gisterenavo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fronden milestone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antal fixes voor frontend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Nachtwerk dao's, sonarqube, deel invoiceservice, JP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fronden authoriz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Herwerken authorizatie na API upd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itzoeken waarom Spring lastig doet over pdf's (blijkbaar @Component verget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6.5">
            <text:p>6,5</text:p>
          </table:table-cell>
          <table:table-cell table:style-name="ce17" office:value-type="string">
            <text:p>Poging tot opstellen pdf's + Authorisatie voor en na api verandering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9:.C136])" office:value-type="float" office:value="17.7">
            <text:p>17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4">
            <text:p>24/04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Uitzoeken waarom backupserver gecrashed i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og steeds niet gevonden, opgegeven, clean instal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Kleine fixes en een paar redeploys gedurende de wee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Lezen en begrijpen Niko's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nvoiceItems + refactoring Niko's code zodat deze hiervan gebruik maak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Vinden van alle nodige correcties van een vloo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st endpoints voor aanvragen correctie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2:.C151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1">
            <text:p>01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egin correctioninvoi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Debuggen en corrigeren invoi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Verder debuggen + eager loaden + optimaliseren invoice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6:.C159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8/05/2017</text:date>, <text:time>22:30: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5-08T22:30:09.05</dc:date>
    <meta:print-date>2017-03-07T01:38:41Z</meta:print-date>
    <meta:editing-cycles>59</meta:editing-cycles>
    <meta:editing-duration>PT4H59M52S</meta:editing-duration>
    <meta:document-statistic meta:table-count="8" meta:cell-count="2438" meta:object-count="0"/>
  </office:meta>
</office:document-meta>
</file>